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520000006E8576750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letus-outline1">
      <style:graphic-properties fo:min-height="10.647cm"/>
    </style:style>
    <style:style style:name="pr2" style:family="presentation" style:parent-style-name="Oletus-notes">
      <style:graphic-properties draw:fill-color="#ffffff" fo:min-height="13.264cm"/>
    </style:style>
    <style:style style:name="P1" style:family="paragraph">
      <style:paragraph-properties fo:text-align="center"/>
    </style:style>
    <style:style style:name="T1" style:family="text">
      <style:text-properties fo:color="#ffffff" fo:font-size="40pt" fo:font-style="normal"/>
    </style:style>
    <style:style style:name="T2" style:family="text">
      <style:text-properties fo:color="#cccc00" fo:font-size="40pt" fo:font-style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Oletus" presentation:presentation-page-layout-name="AL1T1">
        <office:forms form:automatic-focus="false" form:apply-design-mode="false"/>
        <draw:frame presentation:style-name="pr1" draw:layer="layout" svg:width="15.998cm" svg:height="7.483cm" svg:x="2.544cm" svg:y="-0.371cm" presentation:class="outline" presentation:user-transformed="true">
          <draw:text-box>
            <text:p text:style-name="P1"><text:span text:style-name="T1"/></text:p>
            <text:p text:style-name="P1"><text:span text:style-name="T1">Majakkamessu 4.10.</text:span></text:p>
            <text:p text:style-name="P1"><text:span text:style-name="T2">Pyhällä paikalla</text:span></text:p>
          </draw:text-box>
        </draw:frame>
        <presentation:notes draw:style-name="dp2">
          <draw:page-thumbnail draw:style-name="gr1" draw:layer="layout" svg:width="14.746cm" svg:height="11.033cm" svg:x="3.074cm" svg:y="2.257cm" draw:page-number="1" presentation:class="page"/>
          <draw:frame presentation:style-name="pr2" draw:layer="layout" svg:width="16.7cm" svg:height="13.264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Oletus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Oletus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font-relief="none"/>
    </style:style>
    <style:style style:name="Oletus-notes" style:family="presentation">
      <style:graphic-properties draw:stroke="none" draw:fill="none">
        <text:list-style style:name="Oletu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textarea-horizontal-align="left" draw:textarea-vertical-align="top" draw:auto-grow-height="false" draw:fit-to-size="shrink-to-fit" fo:padding-top="0.018cm" fo:padding-bottom="0cm" fo:padding-left="0cm" fo:padding-right="0cm">
        <text:list-style style:name="Oletus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WenQuanYi Zen Hei1" style:font-family-asian="'WenQuanYi Zen Hei'" style:font-pitch-asian="variable" style:font-size-asian="24pt" style:font-style-asian="normal" style:font-weight-asian="normal" style:font-name-complex="WenQuanYi Zen Hei1" style:font-family-complex="'WenQuanYi Zen Hei'" style:font-pitch-complex="variable" style:font-size-complex="24pt" style:font-style-complex="normal" style:font-weight-complex="normal" style:font-relief="none"/>
    </style:style>
    <style:style style:name="Oletus-outline3" style:family="presentation" style:parent-style-name="Oletus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letus-outline4" style:family="presentation" style:parent-style-name="Oletus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letus-outline5" style:family="presentation" style:parent-style-name="Oletus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letus-outline6" style:family="presentation" style:parent-style-name="Oletus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letus-outline7" style:family="presentation" style:parent-style-name="Oletus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letus-outline8" style:family="presentation" style:parent-style-name="Oletus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letus-outline9" style:family="presentation" style:parent-style-name="Oletus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>
        <text:list-style style:name="Oletu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tsikko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Otsikko1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Otsikko1-notes" style:family="presentation">
      <style:graphic-properties draw:stroke="none" draw:fill="none">
        <text:list-style style:name="Otsikk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tsikko1-outline1" style:family="presentation">
      <style:graphic-properties draw:stroke="none" draw:fill="none" draw:textarea-horizontal-align="left" draw:textarea-vertical-align="top" draw:auto-grow-height="false" draw:fit-to-size="shrink-to-fit" fo:padding-top="0.127cm" fo:padding-bottom="0.127cm" fo:padding-left="0.254cm" fo:padding-right="0.254cm">
        <text:list-style style:name="Otsikk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1-outline2" style:family="presentation" style:parent-style-name="Otsikko1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WenQuanYi Zen Hei1" style:font-family-asian="'WenQuanYi Zen Hei'" style:font-pitch-asian="variable" style:font-size-asian="24pt" style:font-style-asian="normal" style:font-weight-asian="normal" style:font-name-complex="WenQuanYi Zen Hei1" style:font-family-complex="'WenQuanYi Zen Hei'" style:font-pitch-complex="variable" style:font-size-complex="24pt" style:font-style-complex="normal" style:font-weight-complex="normal" style:font-relief="none"/>
    </style:style>
    <style:style style:name="Otsikko1-outline3" style:family="presentation" style:parent-style-name="Otsikko1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1-outline4" style:family="presentation" style:parent-style-name="Otsikko1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1-outline5" style:family="presentation" style:parent-style-name="Otsikko1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1-outline6" style:family="presentation" style:parent-style-name="Otsikko1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1-outline7" style:family="presentation" style:parent-style-name="Otsikko1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1-outline8" style:family="presentation" style:parent-style-name="Otsikko1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1-outline9" style:family="presentation" style:parent-style-name="Otsikko1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1-subtitle" style:family="presentation">
      <style:graphic-properties draw:stroke="none" draw:fill="none" draw:textarea-vertical-align="middle">
        <text:list-style style:name="Otsikk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1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>
        <text:list-style style:name="Otsikk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tsikko2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Otsikko2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Otsikko2-notes" style:family="presentation">
      <style:graphic-properties draw:stroke="none" draw:fill="none">
        <text:list-style style:name="Otsikk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tsikko2-outline1" style:family="presentation">
      <style:graphic-properties draw:stroke="none" draw:fill="none" draw:textarea-horizontal-align="left" draw:textarea-vertical-align="top" draw:auto-grow-height="false" draw:fit-to-size="shrink-to-fit" fo:padding-top="0.127cm" fo:padding-bottom="0.127cm" fo:padding-left="0.254cm" fo:padding-right="0.254cm">
        <text:list-style style:name="Otsikk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2-outline2" style:family="presentation" style:parent-style-name="Otsikko2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WenQuanYi Zen Hei1" style:font-family-asian="'WenQuanYi Zen Hei'" style:font-pitch-asian="variable" style:font-size-asian="24pt" style:font-style-asian="normal" style:font-weight-asian="normal" style:font-name-complex="WenQuanYi Zen Hei1" style:font-family-complex="'WenQuanYi Zen Hei'" style:font-pitch-complex="variable" style:font-size-complex="24pt" style:font-style-complex="normal" style:font-weight-complex="normal" style:font-relief="none"/>
    </style:style>
    <style:style style:name="Otsikko2-outline3" style:family="presentation" style:parent-style-name="Otsikko2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2-outline4" style:family="presentation" style:parent-style-name="Otsikko2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2-outline5" style:family="presentation" style:parent-style-name="Otsikko2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2-outline6" style:family="presentation" style:parent-style-name="Otsikko2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2-outline7" style:family="presentation" style:parent-style-name="Otsikko2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2-outline8" style:family="presentation" style:parent-style-name="Otsikko2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2-outline9" style:family="presentation" style:parent-style-name="Otsikko2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2-subtitle" style:family="presentation">
      <style:graphic-properties draw:stroke="none" draw:fill="none" draw:textarea-vertical-align="middle">
        <text:list-style style:name="Otsikk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2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>
        <text:list-style style:name="Otsikk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tsikko3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Otsikko3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Otsikko3-notes" style:family="presentation">
      <style:graphic-properties draw:stroke="none" draw:fill="none">
        <text:list-style style:name="Otsikk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tsikko3-outline1" style:family="presentation">
      <style:graphic-properties draw:stroke="none" draw:fill="none" draw:textarea-horizontal-align="left" draw:textarea-vertical-align="top" draw:auto-grow-height="false" draw:fit-to-size="shrink-to-fit" fo:padding-top="0.127cm" fo:padding-bottom="0.127cm" fo:padding-left="0.254cm" fo:padding-right="0.254cm">
        <text:list-style style:name="Otsikk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3-outline2" style:family="presentation" style:parent-style-name="Otsikko3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WenQuanYi Zen Hei1" style:font-family-asian="'WenQuanYi Zen Hei'" style:font-pitch-asian="variable" style:font-size-asian="24pt" style:font-style-asian="normal" style:font-weight-asian="normal" style:font-name-complex="WenQuanYi Zen Hei1" style:font-family-complex="'WenQuanYi Zen Hei'" style:font-pitch-complex="variable" style:font-size-complex="24pt" style:font-style-complex="normal" style:font-weight-complex="normal" style:font-relief="none"/>
    </style:style>
    <style:style style:name="Otsikko3-outline3" style:family="presentation" style:parent-style-name="Otsikko3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3-outline4" style:family="presentation" style:parent-style-name="Otsikko3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3-outline5" style:family="presentation" style:parent-style-name="Otsikko3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3-outline6" style:family="presentation" style:parent-style-name="Otsikko3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3-outline7" style:family="presentation" style:parent-style-name="Otsikko3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3-outline8" style:family="presentation" style:parent-style-name="Otsikko3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3-outline9" style:family="presentation" style:parent-style-name="Otsikko3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3-subtitle" style:family="presentation">
      <style:graphic-properties draw:stroke="none" draw:fill="none" draw:textarea-vertical-align="middle">
        <text:list-style style:name="Otsikk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3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>
        <text:list-style style:name="Otsikko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tsikko4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Otsikko4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Otsikko4-notes" style:family="presentation">
      <style:graphic-properties draw:stroke="none" draw:fill="none">
        <text:list-style style:name="Otsikk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tsikko4-outline1" style:family="presentation">
      <style:graphic-properties draw:stroke="none" draw:fill="none" draw:textarea-horizontal-align="left" draw:textarea-vertical-align="top" draw:auto-grow-height="false" draw:fit-to-size="shrink-to-fit" fo:padding-top="0.127cm" fo:padding-bottom="0.127cm" fo:padding-left="0.254cm" fo:padding-right="0.254cm">
        <text:list-style style:name="Otsikko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4-outline2" style:family="presentation" style:parent-style-name="Otsikko4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WenQuanYi Zen Hei1" style:font-family-asian="'WenQuanYi Zen Hei'" style:font-pitch-asian="variable" style:font-size-asian="24pt" style:font-style-asian="normal" style:font-weight-asian="normal" style:font-name-complex="WenQuanYi Zen Hei1" style:font-family-complex="'WenQuanYi Zen Hei'" style:font-pitch-complex="variable" style:font-size-complex="24pt" style:font-style-complex="normal" style:font-weight-complex="normal" style:font-relief="none"/>
    </style:style>
    <style:style style:name="Otsikko4-outline3" style:family="presentation" style:parent-style-name="Otsikko4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4-outline4" style:family="presentation" style:parent-style-name="Otsikko4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4-outline5" style:family="presentation" style:parent-style-name="Otsikko4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4-outline6" style:family="presentation" style:parent-style-name="Otsikko4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4-outline7" style:family="presentation" style:parent-style-name="Otsikko4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4-outline8" style:family="presentation" style:parent-style-name="Otsikko4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4-outline9" style:family="presentation" style:parent-style-name="Otsikko4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Otsikko4-subtitle" style:family="presentation">
      <style:graphic-properties draw:stroke="none" draw:fill="none" draw:textarea-vertical-align="middle">
        <text:list-style style:name="Otsikk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4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>
        <text:list-style style:name="Otsikko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" style:family="presentation" style:parent-style-name="Oletus-backgroundobjects">
      <style:graphic-properties draw:stroke="none" draw:fill="none" draw:fill-color="#ffffff" draw:auto-grow-height="false" draw:auto-grow-width="false" fo:min-height="32.628cm" fo:min-width="0cm" fo:wrap-option="wrap"/>
    </style:style>
    <style:style style:name="Mpr2" style:family="presentation" style:parent-style-name="Oletus-backgroundobjects">
      <style:graphic-properties draw:stroke-dash="Ultrafine_20_Dashed" svg:stroke-color="#ffff00" draw:fill="none"/>
    </style:style>
    <style:style style:name="Mpr3" style:family="presentation" style:parent-style-name="Otsikko1-backgroundobjects" style:list-style-name="ML1">
      <style:graphic-properties draw:stroke="none" draw:fill="none" draw:fill-color="#ffffff" draw:auto-grow-height="false" draw:auto-grow-width="false" fo:min-height="32.628cm" fo:min-width="0cm" fo:wrap-option="wrap"/>
    </style:style>
    <style:style style:name="Mpr4" style:family="presentation" style:parent-style-name="Otsikko1-backgroundobjects" style:list-style-name="ML1">
      <style:graphic-properties draw:stroke="none" draw:fill="none" draw:fill-color="#ffffff" draw:auto-grow-height="false" draw:auto-grow-width="false" fo:min-height="32.628cm" fo:min-width="0cm" fo:wrap-option="wrap"/>
    </style:style>
    <style:style style:name="Mpr5" style:family="presentation" style:parent-style-name="Otsikko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6" style:family="presentation" style:parent-style-name="Otsikko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7" style:family="presentation" style:parent-style-name="Otsikko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8" style:family="presentation" style:parent-style-name="Otsikko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9" style:family="presentation" style:parent-style-name="Otsikko2-backgroundobjects" style:list-style-name="ML2">
      <style:graphic-properties draw:stroke="none" draw:fill="none" draw:fill-color="#ffffff" draw:auto-grow-height="false" draw:auto-grow-width="false" fo:min-height="32.677cm" fo:min-width="0cm" fo:wrap-option="wrap"/>
    </style:style>
    <style:style style:name="Mpr10" style:family="presentation" style:parent-style-name="Otsikko2-backgroundobjects" style:list-style-name="ML2">
      <style:graphic-properties draw:stroke="none" draw:fill="none" draw:fill-color="#ffffff" draw:auto-grow-height="false" draw:auto-grow-width="false" fo:min-height="32.677cm" fo:min-width="0cm" fo:wrap-option="wrap"/>
    </style:style>
    <style:style style:name="Mpr11" style:family="presentation" style:parent-style-name="Otsikko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2" style:family="presentation" style:parent-style-name="Otsikko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3" style:family="presentation" style:parent-style-name="Otsikko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4" style:family="presentation" style:parent-style-name="Otsikko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5" style:family="presentation" style:parent-style-name="Otsikko3-backgroundobjects" style:list-style-name="ML2">
      <style:graphic-properties draw:stroke="none" draw:fill="none" draw:fill-color="#ffffff" draw:auto-grow-height="false" draw:auto-grow-width="false" fo:min-height="32.677cm" fo:min-width="0cm" fo:wrap-option="wrap"/>
    </style:style>
    <style:style style:name="Mpr16" style:family="presentation" style:parent-style-name="Otsikko3-backgroundobjects" style:list-style-name="ML2">
      <style:graphic-properties draw:stroke="none" draw:fill="none" draw:fill-color="#ffffff" draw:auto-grow-height="false" draw:auto-grow-width="false" fo:min-height="32.677cm" fo:min-width="0cm" fo:wrap-option="wrap"/>
    </style:style>
    <style:style style:name="Mpr17" style:family="presentation" style:parent-style-name="Otsikko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8" style:family="presentation" style:parent-style-name="Otsikko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9" style:family="presentation" style:parent-style-name="Otsikko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20" style:family="presentation" style:parent-style-name="Otsikko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21" style:family="presentation" style:parent-style-name="Otsikko4-backgroundobjects" style:list-style-name="ML2">
      <style:graphic-properties draw:stroke="none" draw:fill="none" draw:fill-color="#ffffff" draw:auto-grow-height="false" draw:auto-grow-width="false" fo:min-height="32.681cm" fo:min-width="0cm" fo:wrap-option="wrap"/>
    </style:style>
    <style:style style:name="Mpr22" style:family="presentation" style:parent-style-name="Otsikko4-backgroundobjects" style:list-style-name="ML2">
      <style:graphic-properties draw:stroke="none" draw:fill="none" draw:fill-color="#ffffff" draw:auto-grow-height="false" draw:auto-grow-width="false" fo:min-height="32.681cm" fo:min-width="0cm" fo:wrap-option="wrap"/>
    </style:style>
    <style:style style:name="Mpr23" style:family="presentation" style:parent-style-name="Otsikko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24" style:family="presentation" style:parent-style-name="Otsikko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25" style:family="presentation" style:parent-style-name="Otsikko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26" style:family="presentation" style:parent-style-name="Otsikko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style:font-name="Times New Roman" fo:font-size="14pt" fo:language="fi" fo:country="FI" style:font-name-asian="DejaVu Sans1" style:font-size-asian="14pt" style:font-name-complex="DejaVu Sans1" style:font-size-complex="14pt"/>
    </style:style>
    <style:style style:name="MT4" style:family="text">
      <style:text-properties fo:color="#000000" style:font-name="Calibri1" fo:font-size="18pt" fo:language="fi" fo:country="FI" style:font-name-asian="DejaVu Sans1" style:font-size-asian="18pt" style:font-name-complex="DejaVu Sans1" style:font-size-complex="18pt"/>
    </style:style>
    <style:style style:name="MT5" style:family="text">
      <style:text-properties fo:color="#8b8b8b" style:font-name="Calibri1" fo:font-size="18pt" fo:language="fi" fo:country="FI" style:font-name-asian="DejaVu Sans1" style:font-size-asian="18pt" style:font-name-complex="DejaVu Sans1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b8b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Oletus" style:page-layout-name="PM1" draw:style-name="Mdp1">
      <office:forms form:automatic-focus="false" form:apply-design-mode="false"/>
      <draw:frame presentation:style-name="Oletus-title" draw:layer="backgroundobjects" svg:width="21.44cm" svg:height="3.933cm" svg:x="1.905cm" svg:y="5.917cm" presentation:class="title" presentation:placeholder="true">
        <draw:text-box/>
      </draw:frame>
      <draw:frame presentation:style-name="Mpr1" draw:layer="backgroundobjects" svg:width="32.627cm" svg:height="32.627cm" svg:x="-32.774cm" svg:y="-32.774cm" presentation:class="date-time">
        <draw:text-box>
          <text:list text:style-name="ML1">
            <text:list-header>
              <text:p><text:span text:style-name="MT2">9.2.2014</text:span></text:p>
            </text:list-header>
          </text:list>
        </draw:text-box>
      </draw:frame>
      <draw:custom-shape draw:style-name="Mgr3" draw:text-style-name="MP3" draw:layer="backgroundobjects" svg:width="32.777cm" svg:height="32.777cm" svg:x="-32.773cm" svg:y="-32.77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32.627cm" svg:height="32.627cm" svg:x="-32.774cm" svg:y="-32.77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Oletus-outline1" draw:layer="backgroundobjects" svg:width="22.203cm" svg:height="10.897cm" svg:x="1.269cm" svg:y="4.457cm" presentation:class="outline" presentation:placeholder="true">
        <draw:text-box/>
      </draw:frame>
      <draw:frame draw:style-name="Mgr4" draw:text-style-name="MP4" draw:layer="backgroundobjects" svg:width="6.747cm" svg:height="9.031cm" svg:x="19.4cm" svg:y="0.569cm">
        <draw:image xlink:href="Pictures/1000020000000520000006E85767503F.png" xlink:type="simple" xlink:show="embed" xlink:actuate="onLoad">
          <text:p/>
        </draw:image>
      </draw:frame>
      <draw:line presentation:style-name="Mpr2" draw:layer="backgroundobjects" svg:x1="0.6cm" svg:y1="1.2cm" svg:x2="17.6cm" svg:y2="1.2cm">
        <text:p/>
      </draw:line>
      <presentation:notes style:page-layout-name="PM0">
        <draw:rect draw:style-name="Mgr5" draw:text-style-name="MP5" draw:layer="backgroundobjects" svg:width="21cm" svg:height="29.7cm" svg:x="0cm" svg:y="0cm">
          <text:p/>
        </draw:rect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Oletus-title" draw:layer="backgroundobjects" svg:width="14.746cm" svg:height="11.033cm" svg:x="3.074cm" svg:y="2.257cm" presentation:class="page"/>
        <draw:frame presentation:style-name="Oletus-notes" draw:layer="backgroundobjects" svg:width="16.7cm" svg:height="13.264cm" svg:x="2.099cm" svg:y="14.107cm" presentation:class="notes" presentation:placeholder="true">
          <draw:text-box/>
        </draw:frame>
        <draw:frame draw:style-name="Mgr7" draw:text-style-name="MP7" draw:layer="backgroundobjects" svg:width="9.013cm" svg:height="1.385cm" svg:x="-0.001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8" draw:text-style-name="MP9" draw:layer="backgroundobjects" svg:width="9.014cm" svg:height="1.385cm" svg:x="11.88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9" draw:text-style-name="MP7" draw:layer="backgroundobjects" svg:width="9.013cm" svg:height="1.385cm" svg:x="-0.001cm" svg:y="28.208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10" draw:text-style-name="MP9" draw:layer="backgroundobjects" svg:width="9.014cm" svg:height="1.385cm" svg:x="11.884cm" svg:y="28.208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Otsikko1" style:page-layout-name="PM1" draw:style-name="Mdp1">
      <office:forms form:automatic-focus="false" form:apply-design-mode="false"/>
      <draw:frame presentation:style-name="Otsikko1-title" draw:layer="backgroundobjects" svg:width="22.71cm" svg:height="3.025cm" svg:x="1.27cm" svg:y="0.762cm" presentation:class="title" presentation:placeholder="true">
        <draw:text-box/>
      </draw:frame>
      <draw:frame presentation:style-name="Otsikko1-outline1" draw:layer="backgroundobjects" svg:width="22.71cm" svg:height="12.48cm" svg:x="1.27cm" svg:y="4.445cm" presentation:class="outline" presentation:placeholder="true">
        <draw:text-box/>
      </draw:frame>
      <draw:frame presentation:style-name="Mpr3" draw:text-style-name="MP11" draw:layer="backgroundobjects" svg:width="32.627cm" svg:height="32.627cm" svg:x="-32.774cm" svg:y="-32.774cm" presentation:class="date-time">
        <draw:text-box>
          <text:list text:style-name="ML1">
            <text:list-header>
              <text:p text:style-name="MP10"><text:span text:style-name="MT4">9.2.2014</text:span></text:p>
            </text:list-header>
          </text:list>
        </draw:text-box>
      </draw:frame>
      <draw:custom-shape draw:style-name="Mgr3" draw:text-style-name="MP3" draw:layer="backgroundobjects" svg:width="32.777cm" svg:height="32.777cm" svg:x="-32.773cm" svg:y="-32.773cm">
        <text:p/>
        <draw:enhanced-geometry svg:viewBox="0 0 21600 21600" draw:type="mso-spt202" draw:enhanced-path="M 0 0 L 21600 0 21600 21600 0 21600 0 0 Z N"/>
      </draw:custom-shape>
      <draw:frame presentation:style-name="Mpr4" draw:text-style-name="MP11" draw:layer="backgroundobjects" svg:width="32.627cm" svg:height="32.627cm" svg:x="-32.774cm" svg:y="-32.774cm" presentation:class="page-number">
        <draw:text-box>
          <text:list text:style-name="ML1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21cm" svg:height="29.7cm" svg:x="0cm" svg:y="0cm">
          <text:p/>
        </draw:rect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Otsikko1-title" draw:layer="backgroundobjects" svg:width="14.746cm" svg:height="11.033cm" svg:x="3.074cm" svg:y="2.257cm" presentation:class="page"/>
        <draw:frame presentation:style-name="Otsikko1-notes" draw:layer="backgroundobjects" svg:width="16.7cm" svg:height="13.264cm" svg:x="2.099cm" svg:y="14.107cm" presentation:class="notes" presentation:placeholder="true">
          <draw:text-box/>
        </draw:frame>
        <draw:frame presentation:style-name="Mpr5" draw:text-style-name="MP7" draw:layer="backgroundobjects" svg:width="9.013cm" svg:height="1.385cm" svg:x="-0.001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6" draw:text-style-name="MP9" draw:layer="backgroundobjects" svg:width="9.014cm" svg:height="1.385cm" svg:x="11.88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7" draw:text-style-name="MP7" draw:layer="backgroundobjects" svg:width="9.013cm" svg:height="1.385cm" svg:x="-0.001cm" svg:y="28.208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8" draw:text-style-name="MP9" draw:layer="backgroundobjects" svg:width="9.014cm" svg:height="1.385cm" svg:x="11.884cm" svg:y="28.208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Otsikko2" style:page-layout-name="PM1" draw:style-name="Mdp1">
      <office:forms form:automatic-focus="false" form:apply-design-mode="false"/>
      <draw:frame presentation:style-name="Otsikko2-title" draw:layer="backgroundobjects" svg:width="22.759cm" svg:height="3.073cm" svg:x="1.269cm" svg:y="0.762cm" presentation:class="title" presentation:placeholder="true">
        <draw:text-box/>
      </draw:frame>
      <draw:frame presentation:style-name="Otsikko2-outline1" draw:layer="backgroundobjects" svg:width="22.759cm" svg:height="12.48cm" svg:x="1.269cm" svg:y="4.445cm" presentation:class="outline" presentation:placeholder="true">
        <draw:text-box/>
      </draw:frame>
      <draw:frame presentation:style-name="Mpr9" draw:text-style-name="MP11" draw:layer="backgroundobjects" svg:width="32.676cm" svg:height="32.676cm" svg:x="-32.773cm" svg:y="-32.773cm" presentation:class="date-time">
        <draw:text-box>
          <text:list text:style-name="ML2">
            <text:list-header>
              <text:p text:style-name="MP10"><text:span text:style-name="MT5">4.5.2014</text:span></text:p>
            </text:list-header>
          </text:list>
        </draw:text-box>
      </draw:frame>
      <draw:custom-shape draw:style-name="Mgr3" draw:text-style-name="MP3" draw:layer="backgroundobjects" svg:width="32.777cm" svg:height="32.777cm" svg:x="-32.773cm" svg:y="-32.773cm">
        <text:p/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32.676cm" svg:height="32.676cm" svg:x="-32.773cm" svg:y="-32.773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21cm" svg:height="29.7cm" svg:x="0cm" svg:y="0cm">
          <text:p/>
        </draw:rect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Otsikko2-title" draw:layer="backgroundobjects" svg:width="14.746cm" svg:height="11.033cm" svg:x="3.074cm" svg:y="2.257cm" presentation:class="page"/>
        <draw:frame presentation:style-name="Otsikko2-notes" draw:layer="backgroundobjects" svg:width="16.7cm" svg:height="13.264cm" svg:x="2.099cm" svg:y="14.107cm" presentation:class="notes" presentation:placeholder="true">
          <draw:text-box/>
        </draw:frame>
        <draw:frame presentation:style-name="Mpr11" draw:text-style-name="MP7" draw:layer="backgroundobjects" svg:width="9.013cm" svg:height="1.385cm" svg:x="-0.001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2" draw:text-style-name="MP9" draw:layer="backgroundobjects" svg:width="9.014cm" svg:height="1.385cm" svg:x="11.88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13" draw:text-style-name="MP7" draw:layer="backgroundobjects" svg:width="9.013cm" svg:height="1.385cm" svg:x="-0.001cm" svg:y="28.208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4" draw:text-style-name="MP9" draw:layer="backgroundobjects" svg:width="9.014cm" svg:height="1.385cm" svg:x="11.884cm" svg:y="28.208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Otsikko3" style:page-layout-name="PM1" draw:style-name="Mdp1">
      <office:forms form:automatic-focus="false" form:apply-design-mode="false"/>
      <draw:frame presentation:style-name="Otsikko3-title" draw:layer="backgroundobjects" svg:width="22.759cm" svg:height="3.073cm" svg:x="1.269cm" svg:y="0.762cm" presentation:class="title" presentation:placeholder="true">
        <draw:text-box/>
      </draw:frame>
      <draw:frame presentation:style-name="Otsikko3-outline1" draw:layer="backgroundobjects" svg:width="22.759cm" svg:height="12.48cm" svg:x="1.269cm" svg:y="4.445cm" presentation:class="outline" presentation:placeholder="true">
        <draw:text-box/>
      </draw:frame>
      <draw:frame presentation:style-name="Mpr15" draw:text-style-name="MP11" draw:layer="backgroundobjects" svg:width="32.676cm" svg:height="32.676cm" svg:x="-32.773cm" svg:y="-32.773cm" presentation:class="date-time">
        <draw:text-box>
          <text:list text:style-name="ML2">
            <text:list-header>
              <text:p text:style-name="MP10"><text:span text:style-name="MT5">4.5.2014</text:span></text:p>
            </text:list-header>
          </text:list>
        </draw:text-box>
      </draw:frame>
      <draw:custom-shape draw:style-name="Mgr3" draw:text-style-name="MP3" draw:layer="backgroundobjects" svg:width="32.777cm" svg:height="32.777cm" svg:x="-32.773cm" svg:y="-32.773cm">
        <text:p/>
        <draw:enhanced-geometry svg:viewBox="0 0 21600 21600" draw:type="mso-spt202" draw:enhanced-path="M 0 0 L 21600 0 21600 21600 0 21600 0 0 Z N"/>
      </draw:custom-shape>
      <draw:frame presentation:style-name="Mpr16" draw:text-style-name="MP11" draw:layer="backgroundobjects" svg:width="32.676cm" svg:height="32.676cm" svg:x="-32.773cm" svg:y="-32.773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21cm" svg:height="29.7cm" svg:x="0cm" svg:y="0cm">
          <text:p/>
        </draw:rect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Otsikko3-title" draw:layer="backgroundobjects" svg:width="14.746cm" svg:height="11.033cm" svg:x="3.074cm" svg:y="2.257cm" presentation:class="page"/>
        <draw:frame presentation:style-name="Otsikko3-notes" draw:layer="backgroundobjects" svg:width="16.7cm" svg:height="13.264cm" svg:x="2.099cm" svg:y="14.107cm" presentation:class="notes" presentation:placeholder="true">
          <draw:text-box/>
        </draw:frame>
        <draw:frame presentation:style-name="Mpr17" draw:text-style-name="MP7" draw:layer="backgroundobjects" svg:width="9.013cm" svg:height="1.385cm" svg:x="-0.001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8" draw:text-style-name="MP9" draw:layer="backgroundobjects" svg:width="9.014cm" svg:height="1.385cm" svg:x="11.88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19" draw:text-style-name="MP7" draw:layer="backgroundobjects" svg:width="9.013cm" svg:height="1.385cm" svg:x="-0.001cm" svg:y="28.208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0" draw:text-style-name="MP9" draw:layer="backgroundobjects" svg:width="9.014cm" svg:height="1.385cm" svg:x="11.884cm" svg:y="28.208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Otsikko4" style:page-layout-name="PM1" draw:style-name="Mdp1">
      <office:forms form:automatic-focus="false" form:apply-design-mode="false"/>
      <draw:frame presentation:style-name="Otsikko4-title" draw:layer="backgroundobjects" svg:width="22.763cm" svg:height="3.078cm" svg:x="1.269cm" svg:y="0.763cm" presentation:class="title" presentation:placeholder="true">
        <draw:text-box/>
      </draw:frame>
      <draw:frame presentation:style-name="Otsikko4-outline1" draw:layer="backgroundobjects" svg:width="22.763cm" svg:height="12.48cm" svg:x="1.269cm" svg:y="4.445cm" presentation:class="outline" presentation:placeholder="true">
        <draw:text-box/>
      </draw:frame>
      <draw:frame presentation:style-name="Mpr21" draw:text-style-name="MP11" draw:layer="backgroundobjects" svg:width="32.68cm" svg:height="32.68cm" svg:x="-32.773cm" svg:y="-32.773cm" presentation:class="date-time">
        <draw:text-box>
          <text:list text:style-name="ML2">
            <text:list-header>
              <text:p text:style-name="MP10"><text:span text:style-name="MT5">4.5.2014</text:span></text:p>
            </text:list-header>
          </text:list>
        </draw:text-box>
      </draw:frame>
      <draw:custom-shape draw:style-name="Mgr3" draw:text-style-name="MP3" draw:layer="backgroundobjects" svg:width="32.777cm" svg:height="32.777cm" svg:x="-32.773cm" svg:y="-32.773cm">
        <text:p/>
        <draw:enhanced-geometry svg:viewBox="0 0 21600 21600" draw:type="mso-spt202" draw:enhanced-path="M 0 0 L 21600 0 21600 21600 0 21600 0 0 Z N"/>
      </draw:custom-shape>
      <draw:frame presentation:style-name="Mpr22" draw:text-style-name="MP11" draw:layer="backgroundobjects" svg:width="32.68cm" svg:height="32.68cm" svg:x="-32.773cm" svg:y="-32.773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21cm" svg:height="29.7cm" svg:x="0cm" svg:y="0cm">
          <text:p/>
        </draw:rect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Otsikko4-title" draw:layer="backgroundobjects" svg:width="14.746cm" svg:height="11.033cm" svg:x="3.074cm" svg:y="2.257cm" presentation:class="page"/>
        <draw:frame presentation:style-name="Otsikko4-notes" draw:layer="backgroundobjects" svg:width="16.7cm" svg:height="13.264cm" svg:x="2.099cm" svg:y="14.107cm" presentation:class="notes" presentation:placeholder="true">
          <draw:text-box/>
        </draw:frame>
        <draw:frame presentation:style-name="Mpr23" draw:text-style-name="MP7" draw:layer="backgroundobjects" svg:width="9.013cm" svg:height="1.385cm" svg:x="-0.001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4" draw:text-style-name="MP9" draw:layer="backgroundobjects" svg:width="9.014cm" svg:height="1.385cm" svg:x="11.88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25" draw:text-style-name="MP7" draw:layer="backgroundobjects" svg:width="9.013cm" svg:height="1.385cm" svg:x="-0.001cm" svg:y="28.208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6" draw:text-style-name="MP9" draw:layer="backgroundobjects" svg:width="9.014cm" svg:height="1.385cm" svg:x="11.884cm" svg:y="28.208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Juho Härme</dc:creator>
    <dc:date>2015-10-15T22:58:03.531724820</dc:date>
    <meta:editing-duration>P23DT22H11M8S</meta:editing-duration>
    <meta:generator>LibreOffice/4.2.8.2$Linux_X86_64 LibreOffice_project/420m0$Build-2</meta:generator>
    <meta:editing-cycles>2</meta:editing-cycles>
    <meta:document-statistic meta:object-count="185"/>
  </office:meta>
</office:document-meta>
</file>